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4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EL1</text:p>
          </table:table-cell>
          <table:table-cell office:value-type="string">
            <text:p>P0_6/MAT20-PWM</text:p>
          </table:table-cell>
          <table:table-cell office:value-type="string">
            <text:p>X4/18</text:p>
          </table:table-cell>
          <table:table-cell office:value-type="string">
            <text:p>RFM12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CK1</text:p>
          </table:table-cell>
          <table:table-cell office:value-type="string">
            <text:p>P0_7/SCK</text:p>
          </table:table-cell>
          <table:table-cell office:value-type="string">
            <text:p>X4/7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SPI-MISO1</text:p>
          </table:table-cell>
          <table:table-cell office:value-type="string">
            <text:p>P0_8/MISO</text:p>
          </table:table-cell>
          <table:table-cell office:value-type="string">
            <text:p>X4/6</text:p>
          </table:table-cell>
          <table:table-cell office:value-type="string">
            <text:p>RFM12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SPI-MOSI1</text:p>
          </table:table-cell>
          <table:table-cell office:value-type="string">
            <text:p>P0_9/MOSI</text:p>
          </table:table-cell>
          <table:table-cell office:value-type="string">
            <text:p>X4/5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SSPI-SEL0</text:p>
          </table:table-cell>
          <table:table-cell office:value-type="string">
            <text:p>P1.21</text:p>
          </table:table-cell>
          <table:table-cell/>
          <table:table-cell office:value-type="string">
            <text:p>RFM12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CK0</text:p>
          </table:table-cell>
          <table:table-cell office:value-type="string">
            <text:p>P1.20/SCK</text:p>
          </table:table-cell>
          <table:table-cell office:value-type="string">
            <text:p>X4/16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SPI-MISO0</text:p>
          </table:table-cell>
          <table:table-cell office:value-type="string">
            <text:p>P1.23/MISO</text:p>
          </table:table-cell>
          <table:table-cell office:value-type="string">
            <text:p>X4/17</text:p>
          </table:table-cell>
          <table:table-cell office:value-type="string">
            <text:p>RFM12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SPI-MOSI0</text:p>
          </table:table-cell>
          <table:table-cell office:value-type="string">
            <text:p>P1.24/MOSI</text:p>
          </table:table-cell>
          <table:table-cell office:value-type="string">
            <text:p>X4/26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LED 2</text:p>
          </table:table-cell>
          <table:table-cell office:value-type="string">
            <text:p>P0_1/SCL1</text:p>
          </table:table-cell>
          <table:table-cell office:value-type="string">
            <text:p>X3/14</text:p>
          </table:table-cell>
          <table:table-cell office:value-type="string">
            <text:p>LED 2</text:p>
          </table:table-cell>
          <table:table-cell/>
        </table:table-row>
        <table:table-row table:style-name="ro4">
          <table:table-cell office:value-type="string">
            <text:p>LED 3</text:p>
          </table:table-cell>
          <table:table-cell office:value-type="string">
            <text:p>P0_10/MAT30</text:p>
          </table:table-cell>
          <table:table-cell office:value-type="string">
            <text:p>X3/15</text:p>
          </table:table-cell>
          <table:table-cell office:value-type="string">
            <text:p>LED 3</text:p>
          </table:table-cell>
          <table:table-cell/>
        </table:table-row>
        <table:table-row table:style-name="ro4" table:number-rows-repeated="104855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.00.0000</text:date>, <text:time style:data-style-name="N2" text:time-value="0000-00-00T02:18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23T14:15:24</meta:creation-date>
    <dc:date>2013-01-29T03:46:41</dc:date>
    <meta:editing-duration>P0D</meta:editing-duration>
    <meta:editing-cycles>6</meta:editing-cycles>
    <meta:generator>LibreOffice/3.6$Linux_X86_64 LibreOffice_project/360m1$Build-304</meta:generator>
    <meta:document-statistic meta:table-count="3" meta:cell-count="72" meta:object-count="0"/>
  </office:meta>
</office:document-meta>
</file>